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9366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2.3138in"/>
    </style:style>
    <style:style style:name="co4" style:family="table-column">
      <style:table-column-properties fo:break-before="auto" style:column-width="1.4937in"/>
    </style:style>
    <style:style style:name="co5" style:family="table-column">
      <style:table-column-properties fo:break-before="auto" style:column-width="7.5902in"/>
    </style:style>
    <style:style style:name="co6" style:family="table-column">
      <style:table-column-properties fo:break-before="auto" style:column-width="0.6228in"/>
    </style:style>
    <style:style style:name="co7" style:family="table-column">
      <style:table-column-properties fo:break-before="auto" style:column-width="0.852in"/>
    </style:style>
    <style:style style:name="co8" style:family="table-column">
      <style:table-column-properties fo:break-before="auto" style:column-width="0.5327in"/>
    </style:style>
    <style:style style:name="co9" style:family="table-column">
      <style:table-column-properties fo:break-before="auto" style:column-width="0.8945in"/>
    </style:style>
    <style:style style:name="co10" style:family="table-column">
      <style:table-column-properties fo:break-before="auto" style:column-width="0.7634in"/>
    </style:style>
    <style:style style:name="co11" style:family="table-column">
      <style:table-column-properties fo:break-before="auto" style:column-width="0.55in"/>
    </style:style>
    <style:style style:name="co12" style:family="table-column">
      <style:table-column-properties fo:break-before="auto" style:column-width="0.5091in"/>
    </style:style>
    <style:style style:name="co13" style:family="table-column">
      <style:table-column-properties fo:break-before="auto" style:column-width="1.9665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0.689in"/>
    </style:style>
    <style:style style:name="co16" style:family="table-column">
      <style:table-column-properties fo:break-before="auto" style:column-width="1.1528in"/>
    </style:style>
    <style:style style:name="co17" style:family="table-column">
      <style:table-column-properties fo:break-before="auto" style:column-width="1.4583in"/>
    </style:style>
    <style:style style:name="co18" style:family="table-column">
      <style:table-column-properties fo:break-before="auto" style:column-width="1.1634in"/>
    </style:style>
    <style:style style:name="co19" style:family="table-column">
      <style:table-column-properties fo:break-before="auto" style:column-width="1.3008in"/>
    </style:style>
    <style:style style:name="co20" style:family="table-column">
      <style:table-column-properties fo:break-before="auto" style:column-width="1.2327in"/>
    </style:style>
    <style:style style:name="co21" style:family="table-column">
      <style:table-column-properties fo:break-before="auto" style:column-width="0.916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Bom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104">
      <style:table-cell-properties fo:padding="0.028in"/>
    </style:style>
    <style:style style:name="ce3" style:family="table-cell" style:parent-style-name="Default" style:data-style-name="N37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Bom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003" table:default-cell-style-name="Default"/>
        <table:table-row table:style-name="ro1">
          <table:table-cell office:value-type="string">
            <text:p>mouser part number</text:p>
          </table:table-cell>
          <table:table-cell office:value-type="string">
            <text:p>quantity 1</text:p>
          </table:table-cell>
          <table:table-cell office:value-type="string">
            <text:p>Mfg Part Number</text:p>
          </table:table-cell>
          <table:table-cell office:value-type="string">
            <text:p>Mfg Name</text:p>
          </table:table-cell>
          <table:table-cell office:value-type="string">
            <text:p>Mouser Part Number</text:p>
          </table:table-cell>
          <table:table-cell office:value-type="string">
            <text:p>Description</text:p>
          </table:table-cell>
          <table:table-cell office:value-type="string">
            <text:p>Price 1</text:p>
          </table:table-cell>
          <table:table-cell office:value-type="string">
            <text:p>Min\Mult</text:p>
          </table:table-cell>
          <table:table-cell office:value-type="string">
            <text:p>Stock</text:p>
          </table:table-cell>
          <table:table-cell office:value-type="string">
            <text:p>Lead Time</text:p>
          </table:table-cell>
          <table:table-cell office:value-type="string">
            <text:p>Lifecycle</text:p>
          </table:table-cell>
          <table:table-cell office:value-type="string">
            <text:p>NCNR</text:p>
          </table:table-cell>
          <table:table-cell office:value-type="string">
            <text:p>RoHS</text:p>
          </table:table-cell>
          <table:table-cell office:value-type="string">
            <text:p>Suggested Replacement</text:p>
          </table:table-cell>
          <table:table-cell office:value-type="string">
            <text:p>RoHS Replacement</text:p>
          </table:table-cell>
          <table:table-cell office:value-type="string">
            <text:p>PB Free</text:p>
          </table:table-cell>
          <table:table-cell office:value-type="string">
            <text:p>Package Type</text:p>
          </table:table-cell>
          <table:table-cell office:value-type="string">
            <text:p>Package Quantity</text:p>
          </table:table-cell>
          <table:table-cell office:value-type="string">
            <text:p>Package Price</text:p>
          </table:table-cell>
          <table:table-cell office:value-type="string">
            <text:p>Data Sheet URL</text:p>
          </table:table-cell>
          <table:table-cell office:value-type="string">
            <text:p>Product Image</text:p>
          </table:table-cell>
          <table:table-cell table:number-columns-repeated="1003"/>
        </table:table-row>
        <table:table-row table:style-name="ro1">
          <table:table-cell office:value-type="string">
            <text:p>556-ATTINY85V10PU</text:p>
          </table:table-cell>
          <table:table-cell office:value-type="float" office:value="1">
            <text:p>1</text:p>
          </table:table-cell>
          <table:table-cell office:value-type="string">
            <text:p>ATTINY85V-10PU</text:p>
          </table:table-cell>
          <table:table-cell office:value-type="string">
            <text:p>Atmel</text:p>
          </table:table-cell>
          <table:table-cell office:value-type="string">
            <text:p>556-ATTINY85V10PU</text:p>
          </table:table-cell>
          <table:table-cell office:value-type="string">
            <text:p>8-bit Microcontrollers - MCU 8-bit Microcontrollers - MCU 8kB Flash 0.512kB EEPROM 6 I/O Pins</text:p>
          </table:table-cell>
          <table:table-cell office:value-type="string">
            <text:p>$2.26</text:p>
          </table:table-cell>
          <table:table-cell office:value-type="string">
            <text:p>1\1</text:p>
          </table:table-cell>
          <table:table-cell office:value-type="string">
            <text:p>2,355</text:p>
          </table:table-cell>
          <table:table-cell office:value-type="string">
            <text:p>6 Weeks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1"/>
        </table:table-row>
        <table:table-row table:style-name="ro1">
          <table:table-cell office:value-type="string">
            <text:p>700-DS1337</text:p>
          </table:table-cell>
          <table:table-cell office:value-type="float" office:value="1">
            <text:p>1</text:p>
          </table:table-cell>
          <table:table-cell office:value-type="string">
            <text:p>DS1337+</text:p>
          </table:table-cell>
          <table:table-cell office:value-type="string">
            <text:p>Maxim Integrated</text:p>
          </table:table-cell>
          <table:table-cell office:value-type="string">
            <text:p>700-DS1337</text:p>
          </table:table-cell>
          <table:table-cell office:value-type="string">
            <text:p>Real Time Clock Real Time Clock I2C Serial RTC</text:p>
          </table:table-cell>
          <table:table-cell office:value-type="string">
            <text:p>$2.58</text:p>
          </table:table-cell>
          <table:table-cell office:value-type="string">
            <text:p>1\1</text:p>
          </table:table-cell>
          <table:table-cell office:value-type="string">
            <text:p>132</text:p>
          </table:table-cell>
          <table:table-cell office:value-type="string">
            <text:p>3 Weeks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>
            <text:p>579-24AA1025-I/P</text:p>
          </table:table-cell>
          <table:table-cell office:value-type="float" office:value="1">
            <text:p>1</text:p>
          </table:table-cell>
          <table:table-cell office:value-type="string">
            <text:p>24AA1025-I/P</text:p>
          </table:table-cell>
          <table:table-cell office:value-type="string">
            <text:p>Microchip</text:p>
          </table:table-cell>
          <table:table-cell office:value-type="string">
            <text:p>579-24AA1025-I/P</text:p>
          </table:table-cell>
          <table:table-cell office:value-type="string">
            <text:p>EEPROM EEPROM 1M</text:p>
          </table:table-cell>
          <table:table-cell table:style-name="ce2" office:value-type="currency" office:currency="USD" office:value="3.65">
            <text:p>$3.65</text:p>
          </table:table-cell>
          <table:table-cell table:style-name="ce3" office:value-type="string">
            <text:p>1\1</text:p>
          </table:table-cell>
          <table:table-cell office:value-type="float" office:value="106">
            <text:p>106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>
            <text:p>579-24AA32A-I/P</text:p>
          </table:table-cell>
          <table:table-cell office:value-type="float" office:value="1">
            <text:p>1</text:p>
          </table:table-cell>
          <table:table-cell office:value-type="string">
            <text:p>24AA32A-I/P</text:p>
          </table:table-cell>
          <table:table-cell office:value-type="string">
            <text:p>Microchip</text:p>
          </table:table-cell>
          <table:table-cell office:value-type="string">
            <text:p>579-24AA32A-I/P</text:p>
          </table:table-cell>
          <table:table-cell office:value-type="string">
            <text:p>EEPROM EEPROM 4kx8</text:p>
          </table:table-cell>
          <table:table-cell office:value-type="string">
            <text:p>$0.50</text:p>
          </table:table-cell>
          <table:table-cell office:value-type="string">
            <text:p>1\1</text:p>
          </table:table-cell>
          <table:table-cell office:value-type="string">
            <text:p>918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1"/>
        </table:table-row>
        <table:table-row table:style-name="ro1">
          <table:table-cell office:value-type="string">
            <text:p>522-ZVP3306A</text:p>
          </table:table-cell>
          <table:table-cell office:value-type="float" office:value="1">
            <text:p>1</text:p>
          </table:table-cell>
          <table:table-cell office:value-type="string">
            <text:p>ZVP3306A</text:p>
          </table:table-cell>
          <table:table-cell office:value-type="string">
            <text:p>Diodes Inc.</text:p>
          </table:table-cell>
          <table:table-cell office:value-type="string">
            <text:p>522-ZVP3306A</text:p>
          </table:table-cell>
          <table:table-cell office:value-type="string">
            <text:p>MOSFET MOSFET P-Chnl 60V</text:p>
          </table:table-cell>
          <table:table-cell office:value-type="string">
            <text:p>$0.64</text:p>
          </table:table-cell>
          <table:table-cell office:value-type="string">
            <text:p>1\1</text:p>
          </table:table-cell>
          <table:table-cell office:value-type="string">
            <text:p>3,572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1"/>
        </table:table-row>
        <table:table-row table:style-name="ro1">
          <table:table-cell office:value-type="string">
            <text:p>732-C002RX32.76K-EPB</text:p>
          </table:table-cell>
          <table:table-cell office:value-type="float" office:value="1">
            <text:p>1</text:p>
          </table:table-cell>
          <table:table-cell office:value-type="string">
            <text:p>C-002RX 32.7680K-E:PBFREE</text:p>
          </table:table-cell>
          <table:table-cell office:value-type="string">
            <text:p>Epson</text:p>
          </table:table-cell>
          <table:table-cell office:value-type="string">
            <text:p>732-C002RX32.76K-EPB</text:p>
          </table:table-cell>
          <table:table-cell office:value-type="string">
            <text:p>Crystals Crystals 32.768KHz 6.0pF 20ppm -10C +60C</text:p>
          </table:table-cell>
          <table:table-cell office:value-type="string">
            <text:p>$0.32</text:p>
          </table:table-cell>
          <table:table-cell office:value-type="string">
            <text:p>1\1</text:p>
          </table:table-cell>
          <table:table-cell office:value-type="string">
            <text:p>6,623</text:p>
          </table:table-cell>
          <table:table-cell office:value-type="string">
            <text:p>6 Weeks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1"/>
        </table:table-row>
        <table:table-row table:style-name="ro1" table:number-rows-repeated="104856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Calibri" fo:font-size="11pt" style:font-name-asian="Droid Sans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Sheet1" style:display-name="PageStyle_Bom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6T22:43:39</dc:date>
    <meta:document-statistic meta:table-count="1" meta:cell-count="89" meta:object-count="0"/>
    <meta:generator>LibreOffice/3.5$Linux_X86_64 LibreOffice_project/350m1$Build-2</meta:generator>
  </office:meta>
</office:document-meta>
</file>